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Custom Headers and Footers</text:p>
      <text:p text:style-name="rststyle-textbody">Test for custom headers and footers and for page numbers, date,
time, etc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  <number:date-style xmlns:number="urn:oasis:names:tc:opendocument:xmlns:datastyle:1.0" xmlns:style="urn:oasis:names:tc:opendocument:xmlns:style:1.0" number:automatic-order="true" style:name="rst-date-style-1">
      <number:month number:textual="true"/>
      <number:text> </number:text>
      <number:day/>
      <number:text>, </number:text>
      <number:year number:style="long"/>
    </number:date-style>
    <number:time-style xmlns:number="urn:oasis:names:tc:opendocument:xmlns:datastyle:1.0" xmlns:style="urn:oasis:names:tc:opendocument:xmlns:style:1.0" style:name="rst-time-style-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ns0:automatic-styles>
  <ns0:master-styles>
    <ns2:master-page ns2:name="Standard" ns2:page-layout-name="Mpm1"/>
    <ns2:master-page ns2:name="rststyle-pagedefault" ns2:page-layout-name="Mpm1">
      <style:head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header">Page <text:page-number text:select-page="current"/> of <text:page-count/></text:p>
      </style:head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20-01-12 13:29 UTC (If you see this in test output, there's a bug in the test code!).
Generated by Docutils from reStructuredText source.
</text:p>
        <text:p text:style-name="rststyle-footer">Title: <text:title text:style-name="rststyle-footer"/>  Date: <text:date style:data-style-name="rst-date-style-1" text:style-name="rststyle-footer"/>  Time: <text:time style:data-style-name="rst-time-style-2" text:fixed="true" text:style-name="rststyle-footer"/>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20-01-12T14:29:33</meta:creation-date>
    <dc:creator>engelbert</dc:creator>
    <dc:date>2020-01-12T14:29:33</dc:date>
    <dc:language>en-US</dc:language>
    <meta:editing-cycles>1</meta:editing-cycles>
    <meta:editing-duration>PT00M01S</meta:editing-duration>
    <dc:title>Custom Headers and Footers</dc:title>
  </office:meta>
</office:document-meta>
</file>